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7pt" style:font-size-asian="17pt" style:font-size-complex="22pt"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T9" style:parent-style-name="Absatz-Standardschriftart" style:family="text">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T12" style:parent-style-name="Absatz-Standardschriftart" style:family="text">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T17" style:parent-style-name="Absatz-Standardschriftart" style:family="text">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T20" style:parent-style-name="Absatz-Standardschriftart" style:family="text">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T25" style:parent-style-name="Absatz-Standardschriftart" style:family="text">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P31" style:parent-style-name="Standard" style:family="paragraph">
      <style:text-properties fo:language="en" fo:country="US"/>
    </style:style>
    <style:style style:name="T32" style:parent-style-name="Absatz-Standardschriftart" style:family="text">
      <style:text-properties fo:language="en" fo:country="US"/>
    </style:style>
    <style:style style:name="P33" style:parent-style-name="Textbody" style:family="paragraph">
      <style:paragraph-properties fo:margin-bottom="0in"/>
      <style:text-properties fo:language="en" fo:country="US"/>
    </style:style>
    <style:style style:name="P34" style:parent-style-name="Standard" style:family="paragraph">
      <style:text-properties fo:language="en" fo:country="US"/>
    </style:style>
    <style:style style:name="T35" style:parent-style-name="Absatz-Standardschriftart" style:family="text">
      <style:text-properties fo:language="en" fo:country="US"/>
    </style:style>
    <style:style style:name="P36" style:parent-style-name="Standard" style:family="paragraph">
      <style:text-properties fo:language="en" fo:country="US"/>
    </style:style>
    <style:style style:name="T37" style:parent-style-name="Absatz-Standardschriftart" style:family="text">
      <style:text-properties fo:language="en" fo:country="US"/>
    </style:style>
    <style:style style:name="P38" style:parent-style-name="Standard" style:family="paragraph">
      <style:text-properties fo:language="en" fo:country="US"/>
    </style:style>
    <style:style style:name="T39" style:parent-style-name="Absatz-Standardschriftart" style:family="text">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color="#44707B" fo:language="en" fo:country="US"/>
    </style:style>
    <style:style style:name="P44" style:parent-style-name="Standard" style:family="paragraph">
      <style:text-properties fo:language="en" fo:country="US"/>
    </style:style>
    <style:style style:name="T45" style:parent-style-name="Hyperlink" style:family="text">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T48" style:parent-style-name="Absatz-Standardschriftart" style:family="text">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Absatz-Standardschriftart" style:family="text">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T70" style:parent-style-name="Absatz-Standardschriftart" style:family="text">
      <style:text-properties fo:language="en" fo:country="US"/>
    </style:style>
    <style:style style:name="T71" style:parent-style-name="StrongEmphasis" style:family="text">
      <style:text-properties fo:font-weight="normal" style:font-weight-asian="normal" style:font-weight-complex="normal" fo:language="en" fo:country="US"/>
    </style:style>
    <style:style style:name="T72" style:parent-style-name="Absatz-Standardschriftart" style:family="text">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T102" style:parent-style-name="Hyperlink" style:family="text">
      <style:text-properties fo:language="en" fo:country="US"/>
    </style:style>
    <style:style style:name="T103" style:parent-style-name="Absatz-Standardschriftart" style:family="text">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T110" style:parent-style-name="Absatz-Standardschriftart" style:family="text">
      <style:text-properties fo:language="en" fo:country="US"/>
    </style:style>
    <style:style style:name="T111" style:parent-style-name="Hyperlink" style:family="text">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T116" style:parent-style-name="Hyperlink" style:family="text">
      <style:text-properties fo:language="en" fo:country="US"/>
    </style:style>
    <style:style style:name="T117" style:parent-style-name="Hyperlink" style:family="text">
      <style:text-properties fo:language="fr" fo:country="CH"/>
    </style:style>
    <style:style style:name="T118" style:parent-style-name="Absatz-Standardschriftart" style:family="text">
      <style:text-properties fo:language="fr" fo:country="CH"/>
    </style:style>
    <style:style style:name="P119" style:parent-style-name="Standard" style:family="paragraph">
      <style:text-properties fo:language="fr" fo:country="CH"/>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T125" style:parent-style-name="Absatz-Standardschriftart" style:family="text">
      <style:text-properties fo:font-style="italic" style:font-style-asian="italic" fo:language="en" fo:country="US"/>
    </style:style>
    <style:style style:name="T126" style:parent-style-name="Absatz-Standardschriftart" style:family="text">
      <style:text-properties fo:language="en" fo:country="US"/>
    </style:style>
    <style:style style:name="P127" style:parent-style-name="Standard" style:family="paragraph">
      <style:text-properties fo:language="en" fo:country="US"/>
    </style:style>
    <style:style style:name="T128" style:parent-style-name="Absatz-Standardschriftart" style:family="text">
      <style:text-properties fo:font-style="italic" style:font-style-asian="italic" fo:language="en" fo:country="US"/>
    </style:style>
    <style:style style:name="T129" style:parent-style-name="Absatz-Standardschriftart" style:family="text">
      <style:text-properties fo:language="en" fo:country="US"/>
    </style:style>
    <style:style style:name="P130" style:parent-style-name="Standard" style:family="paragraph">
      <style:text-properties fo:language="en" fo:country="US"/>
    </style:style>
    <style:style style:name="T131" style:parent-style-name="Absatz-Standardschriftart" style:family="text">
      <style:text-properties fo:font-style="italic" style:font-style-asian="italic" fo:language="en" fo:country="US"/>
    </style:style>
    <style:style style:name="T132" style:parent-style-name="Absatz-Standardschriftart" style:family="text">
      <style:text-properties fo:language="en" fo:country="US"/>
    </style:style>
    <style:style style:name="P133" style:parent-style-name="Standard" style:family="paragraph">
      <style:text-properties fo:language="en" fo:country="US"/>
    </style:style>
    <style:style style:name="T134" style:parent-style-name="Absatz-Standardschriftart" style:family="text">
      <style:text-properties fo:font-style="italic" style:font-style-asian="italic" fo:language="en" fo:country="US"/>
    </style:style>
    <style:style style:name="T135" style:parent-style-name="Absatz-Standardschriftart" style:family="text">
      <style:text-properties fo:language="en" fo:country="US"/>
    </style:style>
    <style:style style:name="P136" style:parent-style-name="Standard" style:family="paragraph">
      <style:text-properties fo:language="en" fo:country="US"/>
    </style:style>
    <style:style style:name="T137" style:parent-style-name="Absatz-Standardschriftart" style:family="text">
      <style:text-properties fo:font-style="italic" style:font-style-asian="italic" fo:language="en" fo:country="US"/>
    </style:style>
    <style:style style:name="T138" style:parent-style-name="Absatz-Standardschriftart" style:family="text">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Listenabsatz" style:list-style-name="LFO1" style:family="paragraph">
      <style:paragraph-properties fo:text-align="justify"/>
    </style:style>
    <style:style style:name="T142" style:parent-style-name="Absatz-Standardschriftart" style:family="text">
      <style:text-properties fo:language="en" fo:country="US"/>
    </style:style>
    <style:style style:name="T143" style:parent-style-name="Absatz-Standardschriftart" style:family="text">
      <style:text-properties fo:font-weight="bold" style:font-weight-asian="bold" fo:language="en" fo:country="US"/>
    </style:style>
    <style:style style:name="T144" style:parent-style-name="Absatz-Standardschriftart" style:family="text">
      <style:text-properties fo:language="en" fo:country="US"/>
    </style:style>
    <style:style style:name="P145" style:parent-style-name="Listenabsatz" style:list-style-name="LFO1" style:family="paragraph"/>
    <style:style style:name="T146" style:parent-style-name="Absatz-Standardschriftart" style:family="text">
      <style:text-properties fo:language="en" fo:country="US"/>
    </style:style>
    <style:style style:name="T147" style:parent-style-name="Absatz-Standardschriftart" style:family="text">
      <style:text-properties fo:font-weight="bold" style:font-weight-asian="bold"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T152" style:parent-style-name="Hyperlink" style:family="text">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style:font-name-complex="Mangal" style:font-size-complex="10.5pt" fo:language="en" fo:country="US"/>
    </style:style>
    <style:style style:name="P156" style:parent-style-name="Standard" style:family="paragraph">
      <style:text-properties style:font-name-complex="Mangal" style:font-size-complex="10.5pt" fo:language="en" fo:country="US"/>
    </style:style>
    <style:style style:name="P157" style:parent-style-name="Standard" style:family="paragraph">
      <style:text-properties style:font-name-complex="Mangal" style:font-size-complex="10.5pt" fo:language="en" fo:country="US"/>
    </style:style>
    <style:style style:name="P158" style:parent-style-name="Standard" style:family="paragraph">
      <style:text-properties style:font-name-complex="Mangal" style:font-size-complex="10.5pt" fo:language="en" fo:country="US"/>
    </style:style>
    <style:style style:name="P159" style:parent-style-name="Standard" style:family="paragraph">
      <style:text-properties style:font-name-complex="Mangal" style:font-size-complex="10.5pt" fo:language="en" fo:country="US"/>
    </style:style>
    <style:style style:name="T160" style:parent-style-name="Hyperlink" style:family="text">
      <style:text-properties style:font-name-complex="Mangal" style:font-size-complex="10.5pt" fo:language="en" fo:country="US"/>
    </style:style>
    <style:style style:name="T161" style:parent-style-name="Hyperlink" style:family="text">
      <style:text-properties style:font-name-complex="Mangal" style:font-size-complex="10.5pt" fo:language="en" fo:country="US"/>
    </style:style>
    <style:style style:name="T162" style:parent-style-name="Hyperlink" style:family="text">
      <style:text-properties style:font-name-complex="Mangal" style:font-size-complex="10.5pt" fo:language="en" fo:country="US"/>
    </style:style>
    <style:style style:name="P163" style:parent-style-name="Standard" style:family="paragraph">
      <style:text-properties style:font-name-complex="Mangal" style:font-size-complex="10.5pt" fo:language="en" fo:country="US"/>
    </style:style>
    <style:style style:name="P164" style:parent-style-name="Standard" style:family="paragraph">
      <style:text-properties style:font-name-complex="Mangal" style:font-size-complex="10.5pt" fo:language="en" fo:country="US"/>
    </style:style>
    <style:style style:name="P165" style:parent-style-name="Standard" style:family="paragraph">
      <style:text-properties style:font-name-complex="Mangal" style:font-size-complex="10.5pt" fo:language="en" fo:country="US"/>
    </style:style>
    <style:style style:name="P166" style:parent-style-name="Standard" style:family="paragraph">
      <style:text-properties style:font-name-complex="Mangal" style:font-size-complex="10.5pt" fo:language="en" fo:country="US"/>
    </style:style>
    <style:style style:name="P167" style:parent-style-name="Standard" style:family="paragraph">
      <style:text-properties style:font-name-complex="Mangal" style:font-size-complex="10.5pt" fo:language="en" fo:country="US"/>
    </style:style>
    <style:style style:name="P168" style:parent-style-name="Standard" style:family="paragraph">
      <style:text-properties style:font-name-complex="Mangal" style:font-size-complex="10.5pt" fo:language="en" fo:country="US"/>
    </style:style>
    <style:style style:name="P169" style:parent-style-name="Standard" style:family="paragraph">
      <style:text-properties style:font-name-complex="Mangal" style:font-size-complex="10.5pt" fo:language="en" fo:country="US"/>
    </style:style>
    <style:style style:name="P170" style:parent-style-name="Standard" style:family="paragraph">
      <style:text-properties style:font-name-complex="Mangal" style:font-size-complex="10.5pt" fo:language="en" fo:country="US"/>
    </style:style>
    <style:style style:name="P171" style:parent-style-name="Standard" style:family="paragraph">
      <style:text-properties style:font-name-complex="Mangal" style:font-size-complex="10.5pt" fo:language="en" fo:country="US"/>
    </style:style>
    <style:style style:name="T172" style:parent-style-name="Absatz-Standardschriftart" style:family="text">
      <style:text-properties style:font-name-complex="Mangal" style:font-size-complex="10.5pt" fo:language="en" fo:country="US"/>
    </style:style>
    <style:style style:name="T173" style:parent-style-name="Hyperlink" style:family="text">
      <style:text-properties style:font-name-complex="Mangal" style:font-size-complex="10.5pt" fo:language="en" fo:country="US"/>
    </style:style>
    <style:style style:name="T174" style:parent-style-name="Absatz-Standardschriftart" style:family="text">
      <style:text-properties style:font-name-complex="Mangal" style:font-size-complex="10.5pt" fo:language="en" fo:country="US"/>
    </style:style>
    <style:style style:name="P175" style:parent-style-name="Standard" style:family="paragraph">
      <style:text-properties style:font-name-complex="Mangal" style:font-size-complex="10.5pt" fo:language="en" fo:country="US"/>
    </style:style>
    <style:style style:name="T176" style:parent-style-name="Hyperlink" style:family="text">
      <style:text-properties style:font-name-complex="Mangal" style:font-size-complex="10.5pt" fo:language="en" fo:country="US"/>
    </style:style>
    <style:style style:name="P177" style:parent-style-name="Standard" style:family="paragraph">
      <style:text-properties style:font-name-complex="Mangal" style:font-size-complex="10.5pt"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T181" style:parent-style-name="Hyperlink" style:family="text">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Standard"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GB"/>
    </style:style>
    <style:style style:name="T211" style:parent-style-name="DefaultParagraphFont" style:family="text">
      <style:text-properties fo:language="en" fo:country="US"/>
    </style:style>
    <style:style style:name="T212" style:parent-style-name="DefaultParagraphFont" style:family="text">
      <style:text-properties fo:language="en" fo:country="GB"/>
    </style:style>
    <style:style style:name="P213" style:parent-style-name="Standard" style:family="paragraph">
      <style:text-properties fo:language="en" fo:country="GB"/>
    </style:style>
    <style:style style:name="P214" style:parent-style-name="Standard" style:family="paragraph">
      <style:text-properties fo:language="en" fo:country="GB"/>
    </style:style>
    <style:style style:name="P215" style:parent-style-name="Standard" style:family="paragraph">
      <style:text-properties fo:language="en" fo:country="GB"/>
    </style:style>
    <style:style style:name="P216" style:parent-style-name="Standard" style:family="paragraph">
      <style:text-properties fo:language="en" fo:country="GB"/>
    </style:style>
    <style:style style:name="P217" style:parent-style-name="Standard" style:family="paragraph">
      <style:text-properties fo:language="en" fo:country="GB"/>
    </style:style>
    <style:style style:name="P218" style:parent-style-name="Standard" style:family="paragraph">
      <style:text-properties fo:language="en" fo:country="GB"/>
    </style:style>
    <style:style style:name="P219" style:parent-style-name="Standard" style:family="paragraph">
      <style:text-properties fo:language="en" fo:country="US"/>
    </style:style>
    <style:style style:name="P220" style:parent-style-name="Standard" style:family="paragraph">
      <style:text-properties fo:language="en" fo:country="US"/>
    </style:style>
    <style:style style:name="P221" style:parent-style-name="Standard" style:family="paragraph">
      <style:text-properties fo:language="en" fo:country="US"/>
    </style:style>
    <style:style style:name="P222" style:parent-style-name="Standard" style:family="paragraph">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P228" style:parent-style-name="Standard"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text-properties fo:language="en" fo:country="US"/>
    </style:style>
    <style:style style:name="P240" style:parent-style-name="Standard" style:family="paragraph">
      <style:text-properties fo:language="en" fo:country="US"/>
    </style:style>
    <style:style style:name="P241" style:parent-style-name="Standard" style:family="paragraph">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Standard" style:family="paragraph">
      <style:text-properties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P250" style:parent-style-name="Standard" style:family="paragraph">
      <style:text-properties fo:language="en" fo:country="US"/>
    </style:style>
    <style:style style:name="P251" style:parent-style-name="Standard" style:family="paragraph">
      <style:text-properties fo:language="en" fo:country="US"/>
    </style:style>
    <style:style style:name="P252" style:parent-style-name="Standard" style:family="paragraph">
      <style:text-properties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P258" style:parent-style-name="Standard" style:family="paragraph">
      <style:text-properties fo:language="en" fo:country="US"/>
    </style:style>
    <style:style style:name="P259" style:parent-style-name="Standard" style:family="paragraph">
      <style:text-properties fo:language="en" fo:country="US"/>
    </style:style>
    <style:style style:name="P260" style:parent-style-name="Standard" style:family="paragraph">
      <style:text-properties fo:language="en" fo:country="US"/>
    </style:style>
    <style:style style:name="P261" style:parent-style-name="Standard" style:family="paragraph">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Standard" style:family="paragraph">
      <style:text-properties fo:language="en" fo:country="US"/>
    </style:style>
    <style:style style:name="T265" style:parent-style-name="DefaultParagraphFont" style:family="text">
      <style:text-properties fo:language="en" fo:country="US"/>
    </style:style>
    <style:style style:name="T266" style:parent-style-name="DefaultParagraphFont" style:family="text">
      <style:text-properties style:text-position="super 66.6%" fo:language="en" fo:country="US"/>
    </style:style>
    <style:style style:name="T267" style:parent-style-name="DefaultParagraphFont" style:family="text">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text-properties fo:language="en" fo:country="US"/>
    </style:style>
    <style:style style:name="P284" style:parent-style-name="Standard" style:family="paragraph">
      <style:text-properties fo:language="en" fo:country="US"/>
    </style:style>
    <style:style style:name="P285" style:parent-style-name="Standard" style:family="paragraph">
      <style:text-properties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style:style style:name="T299" style:parent-style-name="DefaultParagraphFont" style:family="text">
      <style:text-properties fo:language="en" fo:country="US"/>
    </style:style>
  </office:automatic-styles>
  <office:body>
    <office:text text:use-soft-page-breaks="true">
      <text:p text:style-name="P1">Maturity Paper<text:s/>-<text:s/>Work Journal<text:s/></text:p>
      <text:p text:style-name="P2"/>
      <text:p text:style-name="P3"/>
      <text:p text:style-name="P4">17.05.2025</text:p>
      <text:p text:style-name="P5"/>
      <text:p text:style-name="P6">I found some studies, which I could refer to in my research. Both are from APA and are discussing the question, whether video games lead to more violence or not:</text:p>
      <text:p text:style-name="P7"/>
      <text:p text:style-name="P8">Violence in the media: Psychologists study potential harmful effects</text:p>
      <text:p text:style-name="Standard"><text:a xlink:href="https://www.apa.org/topics/video-games/violence-harmful-effects" office:target-frame-name="_top" xlink:show="replace"><text:span text:style-name="T9">https://www.apa.org/topics/video-games/violence-harmful-effects</text:span></text:a></text:p>
      <text:p text:style-name="P10"/>
      <text:p text:style-name="P11">Virtual violence</text:p>
      <text:p text:style-name="Standard"><text:a xlink:href="https://www.apa.org/monitor/2010/12/virtual-violence" office:target-frame-name="_top" xlink:show="replace"><text:span text:style-name="T12">https://www.apa.org/monitor/2010/12/virtual-violence</text:span></text:a></text:p>
      <text:p text:style-name="P13"/>
      <text:p text:style-name="P14">27.05.2025</text:p>
      <text:p text:style-name="P15"/>
      <text:p text:style-name="P16">I found a website of a community which «relives» Half Life 2 with the help of RTX Remix.</text:p>
      <text:p text:style-name="Standard"><text:a xlink:href="https://www.hl2rtx.com/" office:target-frame-name="_top" xlink:show="replace"><text:span text:style-name="T17">https://www.hl2rtx.com/</text:span></text:a></text:p>
      <text:p text:style-name="P18"/>
      <text:p text:style-name="P19">They call themselves Orbifod Studios and have an X-account on which they upload news.</text:p>
      <text:p text:style-name="Standard"><text:a xlink:href="https://x.com/hl2rtxofficial" office:target-frame-name="_top" xlink:show="replace"><text:span text:style-name="T20">https://x.com/hl2rtxofficial</text:span></text:a></text:p>
      <text:p text:style-name="P21"/>
      <text:p text:style-name="P22">Theory of how RTX Remix could possibly work:</text:p>
      <text:p text:style-name="P23">When RTX Remix is utilized to make a game use high-poly models instead of low-quality ones, it captures a scene of a game where you later manually replace everything you want to be different. The question is though, how does the game support high-poly models? NVIDIA wrote that it works only on PCs which have a graphic card of the RTX series. Additionally to that the game will start with new models only if you start it through RTX remix. Out of these facts I come up with the following theory: RTX Remix uses an other engine than the game itself which makes it possible to utilize textures and models of modern quality. It would also explain why it only works on RTX graphic cards. Probably the engine of RTX remix supports only NVIDIA RTX graphic cards.</text:p>
      <text:p text:style-name="P24"/>
      <text:p text:style-name="Standard"><text:a xlink:href="https://www.nvidia.com/en-us/geforce/rtx-remix/" office:target-frame-name="_top" xlink:show="replace"><text:span text:style-name="T25">https://www.nvidia.com/en-us/geforce/rtx-remix/</text:span></text:a></text:p>
      <text:p text:style-name="P26"/>
      <text:p text:style-name="P27">01.07.2025</text:p>
      <text:p text:style-name="P28"/>
      <text:p text:style-name="Standard"><text:a xlink:href="https://eth.swisscovery.slsp.ch/discovery/fulldisplay?docid=cdi_oup_primary_10_1093_bjc_azy067&amp;context=PC&amp;vid=41SLSP_ETH:ETH&amp;lang=de&amp;adaptor=Primo%20Central&amp;tab=41SLSP_DN_CI&amp;query=any%2Ccontains%2Csocial%20behavior%20%2B%20violence%20in%20games&amp;offset=0" office:target-frame-name="_top" xlink:show="replace"><text:span text:style-name="T29">Thinking outside the murder box’: virtual violence and pro-social action in video game</text:span></text:a><text:span text:style-name="T30">s</text:span></text:p>
      <text:p text:style-name="P31"/>
      <text:p text:style-name="Standard"><text:a xlink:href="https://eth.swisscovery.slsp.ch/discovery/fulldisplay?docid=alma99118821596205503&amp;context=L&amp;vid=41SLSP_ETH:ETH&amp;lang=de&amp;search_scope=DN_and_CI&amp;adaptor=Local%20Search%20Engine&amp;tab=41SLSP_DN_CI&amp;query=any%2Ccontains%2Csocial%20media%20%2B%20professional%20background&amp;offset=0" office:target-frame-name="_top" xlink:show="replace"><text:span text:style-name="T32">Social Media and Mental Health</text:span></text:a></text:p>
      <text:p text:style-name="P33">Cambridge medicine (Series)</text:p>
      <text:p text:style-name="P34"/>
      <text:p text:style-name="Standard"><text:a xlink:href="https://eth.swisscovery.slsp.ch/discovery/fulldisplay?docid=alma99118879084505503&amp;context=L&amp;vid=41SLSP_ETH:ETH&amp;lang=de&amp;search_scope=DN_and_CI&amp;adaptor=Local%20Search%20Engine&amp;tab=41SLSP_DN_CI&amp;query=any%2Ccontains%2Csocial%20media%20%2B%20professional%20background&amp;offset=0" office:target-frame-name="_top" xlink:show="replace"><text:span text:style-name="T35">Handbook of Social Media Use Online Relationships, Security, Privacy, and Society. Volume 2 /.</text:span></text:a></text:p>
      <text:p text:style-name="P36"/>
      <text:p text:style-name="Standard"><text:a xlink:href="https://eth.swisscovery.slsp.ch/discovery/fulldisplay?docid=cdi_doaj_primary_oai_doaj_org_article_fd9bad728b5b47f5a4cbd3fdb5a2b234&amp;context=PC&amp;vid=41SLSP_ETH:ETH&amp;lang=de&amp;adaptor=Primo%20Central&amp;tab=41SLSP_DN_CI&amp;query=any%2Ccontains%2Csocial%20media%20%2B%20professional%20background&amp;offset=20" office:target-frame-name="_top" xlink:show="replace"><text:span text:style-name="T37">Learning Outcomes and Educational Effectiveness of Social Media as a Continuing Professional Development Intervention for Practicing Surgeons: A Systematic Review and Narrative Synthesis</text:span></text:a></text:p>
      <text:p text:style-name="P38"/>
      <text:p text:style-name="Standard"><text:a xlink:href="https://eth.swisscovery.slsp.ch/discovery/fulldisplay?docid=alma990073124510205503&amp;context=L&amp;vid=41SLSP_ETH:ETH&amp;lang=de&amp;adaptor=Local%20Search%20Engine&amp;tab=41SLSP_DN_CI&amp;query=any%2Ccontains%2Csocial%20media%20%2B%20professional%20background&amp;offset=30" office:target-frame-name="_top" xlink:show="replace"><text:span text:style-name="T39">Computer games and new media cultures: a handbook of digital games studies</text:span></text:a></text:p>
      <text:p text:style-name="P40"/>
      <text:p text:style-name="P41">03.07.2025</text:p>
      <text:p text:style-name="Standard"><text:span text:style-name="T42"><text:line-break/></text:span><text:a xlink:href="https://eth.swisscovery.slsp.ch/discovery/fulldisplay?docid=cdi_crossref_citationtrail_10_1177_14614448221142007&amp;context=PC&amp;vid=41SLSP_ETH:ETH&amp;lang=de&amp;adaptor=Primo%20Central&amp;tab=41SLSP_DN_CI&amp;query=any%2Ccontains%2Cchatbots%20roleplaying&amp;offset=0" office:target-frame-name="_top" xlink:show="replace"><text:span text:style-name="T43">Too human and not human enough: A grounded theory analysis of mental health harms from emotional dependence on the social chatbot Replika</text:span></text:a></text:p>
      <text:soft-page-break/>
      <text:p text:style-name="P44">Exploring the Impact of Anthropomorphism in Role-Playing AI Chatbots on Media Dependency: A Case Study of Xuanhe AI</text:p>
      <text:p text:style-name="Standard"><text:a xlink:href="https://arxiv.org/abs/2411.17157" office:target-frame-name="_top" xlink:show="replace"><text:span text:style-name="T45">https://arxiv.org/abs/2411.17157</text:span></text:a></text:p>
      <text:p text:style-name="P46"/>
      <text:p text:style-name="P47">LLM Roleplay: Simulating Human-Chatbot Interaction</text:p>
      <text:p text:style-name="Standard"><text:a xlink:href="https://arxiv.org/abs/2407.03974" office:target-frame-name="_top" xlink:show="replace"><text:span text:style-name="T48">https://arxiv.org/abs/2407.03974</text:span></text:a></text:p>
      <text:p text:style-name="P49"/>
      <text:p text:style-name="P50">Future Research Avenues for Artificial Intelligence in Digital Gaming: An Exploratory Report</text:p>
      <text:p text:style-name="Standard"><text:a xlink:href="https://arxiv.org/abs/2412.14085" office:target-frame-name="_top" xlink:show="replace"><text:span text:style-name="T51">https://arxiv.org/abs/2412.14085</text:span></text:a></text:p>
      <text:p text:style-name="P52"/>
      <text:p text:style-name="P53">03.08.2025</text:p>
      <text:p text:style-name="P54"/>
      <text:p text:style-name="P55">Starting creating a detailed plan of the work/work structure (with introduction, different chapters and subchapter)</text:p>
      <text:p text:style-name="P56"/>
      <text:p text:style-name="P57">05.08.2025</text:p>
      <text:p text:style-name="P58"/>
      <text:p text:style-name="P59">Reviewing what’s written until now, correcting it and adding new chapters.</text:p>
      <text:p text:style-name="P60"/>
      <text:p text:style-name="P61">07.08.2025</text:p>
      <text:p text:style-name="P62"/>
      <text:p text:style-name="P63">Found another NVIDIAs AI project. It’s called NVIDIA ACE which’ goal is to add a new layer of realism to the game. (Not only graphics)</text:p>
      <text:p text:style-name="P64"/>
      <text:p text:style-name="Standard"><text:a xlink:href="https://developer.nvidia.com/ace-for-games" office:target-frame-name="_top" xlink:show="replace"><text:span text:style-name="T65">https://developer.nvidia.com/ace-for-games</text:span></text:a><text:span text:style-name="T66"><text:s/>-----&gt; <text:s/>integration of AI in games</text:span></text:p>
      <text:p text:style-name="P67"/>
      <text:p text:style-name="P68">short description of an AI model used in NVIDIA ACE called Whisper ASR:</text:p>
      <text:p text:style-name="P69"/>
      <text:p text:style-name="Standard"><text:span text:style-name="T70">Whisper ASR is a speech recognition model and was trained on 680,000 hours of labeled (</text:span><text:span text:style-name="T71">tagged</text:span><text:span text:style-name="T72"><text:s/>with the correct information) data. It is based on Open AI’s Whisper but was optimized for a better performance and easy-to-download and easy-to-implement use.</text:span></text:p>
      <text:p text:style-name="P73"/>
      <text:p text:style-name="P74">09.08.2025</text:p>
      <text:p text:style-name="P75"/>
      <text:p text:style-name="P76">Finished the first version of contextual background. (Not the best yet)</text:p>
      <text:p text:style-name="P77"/>
      <text:p text:style-name="P78">What still needs to be done: Reviewing contextual background, correcting it, adding E-sports and Influencers, creating a plan of Analysis.</text:p>
      <text:p text:style-name="P79"/>
      <text:p text:style-name="P80">10.08.2025</text:p>
      <text:p text:style-name="P81"/>
      <text:p text:style-name="P82">added E-sports and Influencers to contextual background</text:p>
      <text:p text:style-name="P83"/>
      <text:p text:style-name="P84">12.08.2025</text:p>
      <text:p text:style-name="P85"/>
      <text:p text:style-name="P86">Reviewed contextual background and corrected it.</text:p>
      <text:p text:style-name="P87"/>
      <text:p text:style-name="P88">13.08.2025</text:p>
      <text:p text:style-name="P89"/>
      <text:p text:style-name="P90">Started with analysis, tried to come up with interesting questions</text:p>
      <text:p text:style-name="P91">14.08.2025</text:p>
      <text:p text:style-name="P92"/>
      <text:soft-page-break/>
      <text:p text:style-name="P93">Continued working on analysis</text:p>
      <text:p text:style-name="P94"/>
      <text:p text:style-name="P95">16.08.2025</text:p>
      <text:p text:style-name="P96"/>
      <text:p text:style-name="P97">Finished with Analysis, reviewed it. Probably needs more enhancement (Until now all the sections were created only for the Work Structure)</text:p>
      <text:p text:style-name="P98"/>
      <text:p text:style-name="P99">13.09.2025</text:p>
      <text:p text:style-name="P100"/>
      <text:p text:style-name="P101">Found definition of AI in a paper which took it from the book “Artificial Intelligence A Modern Approach” by Stuart J. Russell and Peter Norvig</text:p>
      <text:p text:style-name="Standard"><text:a xlink:href="https://repository.ukim.mk/bitstream/20.500.12188/8188/1/CIIT2020_paper_30.pdf" office:target-frame-name="_top" xlink:show="replace"><text:span text:style-name="T102">https://repository.ukim.mk/bitstream/20.500.12188/8188/1/CIIT2020_paper_30.pdf</text:span></text:a><text:span text:style-name="T103"><text:s/></text:span></text:p>
      <text:p text:style-name="P104"/>
      <text:p text:style-name="P105">Authors: Filemon Jankuloski, Adrijan Božinovski, Veno Pachovski</text:p>
      <text:p text:style-name="P106">School of Computer Science and Information Technology</text:p>
      <text:p text:style-name="P107">University American College Skopje</text:p>
      <text:p text:style-name="P108">Last access time: 13.09.2025 11:33</text:p>
      <text:p text:style-name="P109"/>
      <text:p text:style-name="Standard"><text:span text:style-name="T110">Book itself can be found in the ETH library<text:s/></text:span><text:a xlink:href="https://eth.swisscovery.slsp.ch/discovery/fulldisplay?docid=alma99117202440705503&amp;context=L&amp;vid=41SLSP_ETH:ETH&amp;lang=de&amp;search_scope=DiscoveryNetwork&amp;adaptor=Local%20Search%20Engine&amp;tab=discovery_network&amp;query=any,contains,Artificial%20Intelligence:%20A%20Modern%20Approach&amp;sortby=date_d&amp;facet=frbrgroupid,include,9048942315969388878&amp;offset=0" office:target-frame-name="_top" xlink:show="replace"><text:span text:style-name="T111">https://eth.swisscovery.slsp.ch/discovery/fulldisplay?docid=alma99117202440705503&amp;context=L&amp;vid=41SLSP_ETH:ETH&amp;lang=de&amp;search_scope=DiscoveryNetwork&amp;adaptor=Local%20Search%20Engine&amp;tab=discovery_network&amp;query=any,contains,Artificial%20Intelligence:%20A%20Modern%20Approach&amp;sortby=date_d&amp;facet=frbrgroupid,include,9048942315969388878&amp;offset=0</text:span></text:a></text:p>
      <text:p text:style-name="P112"/>
      <text:p text:style-name="P113">According to the paper, one of the definitions is the following: Artificial Intelligence is a machine/system/program which aims to mimic/simulate human intelligence as closely as possible.</text:p>
      <text:p text:style-name="P114"/>
      <text:p text:style-name="P115">In the EU AI Act, there’s written other definition of AI.</text:p>
      <text:p text:style-name="Standard"><text:a xlink:href="https://eur-lex.europa.eu/eli/reg/2024/1689/oj/eng" office:target-frame-name="_top" xlink:show="replace"><text:span text:style-name="T116">https://eur-lex.europa.eu/eli/reg/2024/1689/oj/eng</text:span></text:a></text:p>
      <text:p text:style-name="Standard"><text:a xlink:href="https://eur-lex.europa.eu/legal-content/EN/TXT/PDF/?uri=OJ:L_202401689" office:target-frame-name="_top" xlink:show="replace"><text:span text:style-name="T117">https://eur-lex.europa.eu/legal-content/EN/TXT/PDF/?uri=OJ:L_202401689</text:span></text:a><text:span text:style-name="T118"><text:s/>(page 46)</text:span></text:p>
      <text:p text:style-name="P119"/>
      <text:p text:style-name="P120">Article 3, paragraph 1</text:p>
      <text:p text:style-name="P121">“ ‘AI system’ means a machine-based system that is designed to operate with varying levels of autonomy and that may exhibit adaptiveness after deployment, and that, for explicit or implicit objectives, infers, from the input it receives, how to generate outputs such as predictions, content, recommendations, or decisions that can influence physical or virtual environments;”</text:p>
      <text:p text:style-name="P122"/>
      <text:p text:style-name="P123">Splitting up to understand better:</text:p>
      <text:p text:style-name="P124"/>
      <text:p text:style-name="Standard"><text:span text:style-name="T125">machine-based system<text:s/></text:span><text:span text:style-name="T126">=&gt; not a biological or organic entity. Product of engineering and software.</text:span></text:p>
      <text:p text:style-name="P127"/>
      <text:p text:style-name="Standard"><text:span text:style-name="T128">varying levels of autonomy</text:span><text:span text:style-name="T129"><text:s/>=&gt; can be both: fully controlled by a person (a doctor if used in medicine) or complete tasks by itself (self-driving car)</text:span></text:p>
      <text:p text:style-name="P130"/>
      <text:p text:style-name="Standard"><text:span text:style-name="T131">may exhibit adaptiveness after deployment</text:span><text:span text:style-name="T132"><text:s/>=&gt; can learn and change its behavior based on new data it encounters after it has been launched.</text:span></text:p>
      <text:p text:style-name="P133"/>
      <text:p text:style-name="Standard"><text:span text:style-name="T134">explicit or implicit objectives</text:span><text:span text:style-name="T135"><text:s/>=&gt; explicit: defined goal by the developer; implicit: goals it might learn from the data and its environment</text:span></text:p>
      <text:p text:style-name="P136"/>
      <text:soft-page-break/>
      <text:p text:style-name="Standard"><text:span text:style-name="T137">infers, from the input it receives, how to generate outputs</text:span><text:span text:style-name="T138"><text:s/>=&gt; the system using patterns it has learned to reason and produce a result it wasn't explicitly told how to produce. It's making an educated "guess" based on its training.</text:span></text:p>
      <text:p text:style-name="P139">According to this definition AI in old/classic games like Skyrim is not AI.</text:p>
      <text:p text:style-name="P140">Reasons:<text:s/></text:p>
      <text:list text:style-name="LFO1" text:continue-numbering="true">
        <text:list-item>
          <text:p text:style-name="P141"><text:bookmark-start text:name="_Hlk208666280"/><text:span text:style-name="T142">Does<text:s/></text:span><text:span text:style-name="T143">not</text:span><text:span text:style-name="T144"><text:s/>have varying levels of autonomy</text:span></text:p>
        </text:list-item>
        <text:list-item>
          <text:p text:style-name="P145"><text:bookmark-end text:name="_Hlk208666280"/><text:span text:style-name="T146">Can<text:s/></text:span><text:span text:style-name="T147">not</text:span><text:span text:style-name="T148"><text:s/></text:span><text:bookmark-start text:name="_Hlk208666329"/><text:span text:style-name="T149">learn and change its behavior based on new data</text:span><text:bookmark-end text:name="_Hlk208666329"/></text:p>
        </text:list-item>
      </text:list>
      <text:p text:style-name="P150"/>
      <text:p text:style-name="P151">Riva/Magpie TTS (Text to Speech) Preview:</text:p>
      <text:p text:style-name="Standard"><text:a xlink:href="https://build.nvidia.com/nvidia/magpie-tts-flow" office:target-frame-name="_top" xlink:show="replace"><text:span text:style-name="T152">https://build.nvidia.com/nvidia/magpie-tts-flow</text:span></text:a></text:p>
      <text:p text:style-name="P153"/>
      <text:p text:style-name="P154"/>
      <text:p text:style-name="P155">Finished writing approximately 5 pages (from chapter 1 to chapter 2.1.1.1.3)</text:p>
      <text:p text:style-name="P156"/>
      <text:p text:style-name="P157">14.09.2025</text:p>
      <text:p text:style-name="P158"/>
      <text:p text:style-name="P159">Reread what I wrote, corrected sentences and language in general, to make it sound better.</text:p>
      <text:p text:style-name="Standard"><text:a xlink:href="https://www.scribbr.com/category/research-paper/" office:target-frame-name="_top" xlink:show="replace"><text:span text:style-name="T160">https://www.scribbr.com/category/research-paper/</text:span></text:a></text:p>
      <text:p text:style-name="Standard"><text:a xlink:href="https://www.scribbr.com/academic-writing/transition-words/" office:target-frame-name="_top" xlink:show="replace"><text:span text:style-name="T161">https://www.scribbr.com/academic-writing/transition-words/</text:span></text:a></text:p>
      <text:p text:style-name="Standard"><text:a xlink:href="https://www.scribbr.com/academic-writing/taboo-words/" office:target-frame-name="_top" xlink:show="replace"><text:span text:style-name="T162">https://www.scribbr.com/academic-writing/taboo-words/</text:span></text:a></text:p>
      <text:p text:style-name="P163"/>
      <text:p text:style-name="P164">The links above helped me writing the paper in an academic and formal way.</text:p>
      <text:p text:style-name="P165"/>
      <text:p text:style-name="P166">15.09.2025</text:p>
      <text:p text:style-name="P167"/>
      <text:p text:style-name="P168">Reread again what I wrote and corrected sentences before uploading</text:p>
      <text:p text:style-name="P169"/>
      <text:p text:style-name="P170">18.09.2025</text:p>
      <text:p text:style-name="P171"/>
      <text:p text:style-name="Standard"><text:span text:style-name="T172">Searched a bit more about Riva TTS. Found<text:s/></text:span><text:a xlink:href="https://docs.nvidia.com/deeplearning/riva/user-guide/docs/tts/tts-overview.html" office:target-frame-name="_top" xlink:show="replace"><text:span text:style-name="T173">https://docs.nvidia.com/deeplearning/riva/user-guide/docs/tts/tts-overview.html</text:span></text:a><text:span text:style-name="T174"><text:s/></text:span></text:p>
      <text:p text:style-name="P175"/>
      <text:p text:style-name="Standard"><text:a xlink:href="https://www.nvidia.com/en-us/ai-data-science/products/riva/" office:target-frame-name="_top" xlink:show="replace"><text:span text:style-name="T176">https://www.nvidia.com/en-us/ai-data-science/products/riva/</text:span></text:a></text:p>
      <text:p text:style-name="P177"/>
      <text:p text:style-name="P178">27.09.2025</text:p>
      <text:p text:style-name="P179"/>
      <text:p text:style-name="P180">Found a paper by NVIDIA about their Audio2Face project “Audio2Face-3D: Audio-driven Realistic Facial Animation For Digital Avatars”</text:p>
      <text:p text:style-name="Standard"><text:a xlink:href="https://arxiv.org/pdf/2508.16401" office:target-frame-name="_top" xlink:show="replace"><text:span text:style-name="T181">https://arxiv.org/pdf/2508.16401</text:span></text:a></text:p>
      <text:p text:style-name="P182"/>
      <text:p text:style-name="P183">2 different networks:</text:p>
      <text:p text:style-name="P184"/>
      <text:p text:style-name="P185">While both were trained on the same dataset, they work differently. One generates facial movement based on small audio chunks (0.52 seconds) without depending on the previous or next facial state. It generates one frame animation in the end</text:p>
      <text:p text:style-name="P186">The other one (diffusion based) generates based on 1-second audio chunks a 30-frame animation. While 30 frame animations have a higher quality, they use much more memory up.</text:p>
      <text:p text:style-name="P187"/>
      <text:p text:style-name="P188"/>
      <text:p text:style-name="P189"/>
      <text:p text:style-name="P190"/>
      <text:p text:style-name="P191"/>
      <text:soft-page-break/>
      <text:p text:style-name="P192">06.10.2025</text:p>
      <text:p text:style-name="P193"/>
      <text:p text:style-name="P194">Edited all written chapters based on the feedback received. Added some information to Riva TTS.</text:p>
      <text:p text:style-name="P195">Wrote the Audio2Face-3D subchapter. Started with the Visual AI section. Got “Artificial Intelligence A Modern Approach” by Stuart J. Russell and Peter Norvig from the ETH library and corrected one reference.</text:p>
      <text:p text:style-name="P196"/>
      <text:p text:style-name="P197">07.10.2025</text:p>
      <text:p text:style-name="P198"/>
      <text:p text:style-name="P199">Wrote a subchapter about Nvidia RTX Remix. Finding enough information about how it works was difficult, but I managed to do it. Many webpages are written about how to use it, which is not the same as how it works.</text:p>
      <text:p text:style-name="P200"/>
      <text:p text:style-name="P201">I found 2 demos of the ai-texture generation which is available in RTX Remix. It could be used at the presentation to show an example of how it works.</text:p>
      <text:p text:style-name="P202"/>
      <text:p text:style-name="P203">08.10.2025</text:p>
      <text:p text:style-name="P204"/>
      <text:p text:style-name="P205">Edited Nvidia RTX Remix chapter and added some information.<text:s/></text:p>
      <text:p text:style-name="P206"/>
      <text:p text:style-name="P207">09.10.2025</text:p>
      <text:p text:style-name="P208"/>
      <text:p text:style-name="Standard"><text:span text:style-name="T209">Started the Environmental Generation AI chapter. NVIDIA Blueprints -<text:s/></text:span><text:span text:style-name="T210">3D Object Generation workflow</text:span><text:span text:style-name="T211"><text:s/>is prominent example of such AI tools. Initially I thought of writing about NVIDIA GANverse 3D / NVIDIA GauGAN, but I noticed that it does not fit the topic well enough. I found an article on NVIDIA about an AI tool which generates a scene based on the description of the user, but I noticed that the tool is not available anymore. After some research, I found a good alternative: NVIDIA Blueprints -<text:s/></text:span><text:span text:style-name="T212">3D Object Generation workflow.<text:s/></text:span></text:p>
      <text:p text:style-name="P213"/>
      <text:p text:style-name="P214">10.10.2025</text:p>
      <text:p text:style-name="P215"/>
      <text:p text:style-name="P216">Edited Environmental Generation AI chapter and started writing about Gaming and Its Social-Communicative Ecosystem, which includes online platforms, esports, influencers, and online identity and representation. I wrote about Discord, Twitch and the predecessor of Twitch – Justin.tv. Assuming that some people might not know what Big Brother-style reality show refers to, I wrote about its origins from the novel Nineteen Eighty-four (1949) by George Orwell.</text:p>
      <text:p text:style-name="P217"/>
      <text:p text:style-name="P218">11.10.2025</text:p>
      <text:p text:style-name="P219"/>
      <text:p text:style-name="P220">Continued working on the same chapter as the previous day. I wrote about esports and brought some games used for esports as examples.</text:p>
      <text:p text:style-name="P221"/>
      <text:p text:style-name="P222">12.10.2025</text:p>
      <text:p text:style-name="P223"/>
      <text:p text:style-name="P224">Searched about influencers and started writing about them. I brought an example of an influencer, who is a professional player.</text:p>
      <text:p text:style-name="P225"/>
      <text:p text:style-name="P226">13.10.2025</text:p>
      <text:p text:style-name="P227"/>
      <text:p text:style-name="P228">Finished writing about influencers and wrote about online identity and representation. Searched information for the second main chapter – the analysis.</text:p>
      <text:p text:style-name="P229"/>
      <text:soft-page-break/>
      <text:p text:style-name="P230">14.10.2025</text:p>
      <text:p text:style-name="P231"/>
      <text:p text:style-name="P232">Started writing the analysis. For cooperative play across cultures, I decided to bring up two aspects: general communication between people from different cultures and communication of players in esports. Both studies that I used to write about those topics suggest that misunderstandings can be eased. In my opinion though it is not very convincing due to known historical and cultural tensions which exist over longer time.</text:p>
      <text:p text:style-name="P233"/>
      <text:p text:style-name="P234">15.10.2025</text:p>
      <text:p text:style-name="P235"/>
      <text:p text:style-name="P236">Edited the cooperative play across cultures chapter. Rewrote some paragraphs to sound better.</text:p>
      <text:p text:style-name="P237">Started writing about esports and its influence on game popularity and community growth. To show the change of game popularity, I thought it would be a good idea to bring up the game and in-game purchases as a topic.</text:p>
      <text:p text:style-name="P238"/>
      <text:p text:style-name="P239">16.10.2025</text:p>
      <text:p text:style-name="P240"/>
      <text:p text:style-name="P241">Edited the chapter about esports and its influence. Rephrased some paragraphs, added new content and checked if everything sounds logical. Started and finished writing a section about influencers. Started writing about the impact of violent games on aggression. The topic about violent games is not so often discussed; it was difficult finding sources. In the subchapter about violent games, I wrote two points of view: one suggesting that it increases aggression and the other that it lets players let out steam. To exemplify the insufficiency of violent games for high aggression increase a hypothetical case of violent games leading to the decision of a player to carry out a school shooting is discussed.</text:p>
      <text:p text:style-name="P242"/>
      <text:p text:style-name="P243">17.10.2025</text:p>
      <text:p text:style-name="P244"/>
      <text:p text:style-name="P245">Had difficulties writing about moral dissonance through realism-increase due to insufficiency of studies covering this topic in connection with AI. I found a study about the same topic but in connection with Virtual Reality so I decided to say with its help that if such technologies already increase empathy, NVIDIAs AI systems (mentioned in contextual background) will do it as well.</text:p>
      <text:p text:style-name="P246"/>
      <text:p text:style-name="P247">18.10.2025</text:p>
      <text:p text:style-name="P248"/>
      <text:p text:style-name="P249">Reread all previous chapters and edited some. Wrote about AI companions and Self-Reflection. A German article out of the c’t magazine helped finding useful information to the topic. Almost finished the chapter.</text:p>
      <text:p text:style-name="P250"/>
      <text:p text:style-name="P251">19.10.2025</text:p>
      <text:p text:style-name="P252"/>
      <text:p text:style-name="P253">Finished the last chapter of Analysis. Reread the first 5 pages, rephrased and worked on the language. The whole text needs to be reread, checked if everything is right, corrected where needed and rephrased to sound better. Additionally, I need to write a Discussion, a Conclusion and a Glossary, and add illustrations fitting the topics.<text:s/></text:p>
      <text:p text:style-name="P254"/>
      <text:p text:style-name="P255">24.10.2025</text:p>
      <text:p text:style-name="P256"/>
      <text:p text:style-name="P257">Finished refining 5 pages of Analysis.</text:p>
      <text:p text:style-name="P258"/>
      <text:p text:style-name="P259"/>
      <text:p text:style-name="P260"/>
      <text:soft-page-break/>
      <text:p text:style-name="P261">26.10.2025<text:s/></text:p>
      <text:p text:style-name="P262"/>
      <text:p text:style-name="P263">I reread the 5 pages of Analysis I have refined on 24.10.2025, corrected last mistakes and sent the pages to my first supervisor.<text:s/></text:p>
      <text:p text:style-name="P264"/>
      <text:p text:style-name="Standard"><text:span text:style-name="T265">Important note: Until November the 9</text:span><text:span text:style-name="T266">th</text:span><text:span text:style-name="T267"><text:s/>I have to finish correcting and rewriting 5 pages (highly likely of Analysis) so they would be good enough for the final upload. I’ll send them to the English immersion assistant, so he gives me feedback. It will help me to understand how I should change the language in details.</text:span></text:p>
      <text:p text:style-name="P268"/>
      <text:p text:style-name="P269">08.11.2025</text:p>
      <text:p text:style-name="P270"/>
      <text:p text:style-name="P271">Finished reworking the 5 pages</text:p>
      <text:p text:style-name="P272"/>
      <text:p text:style-name="P273">09.11.2025</text:p>
      <text:p text:style-name="P274"/>
      <text:p text:style-name="P275">Reviewed the 5 pages and sent them to the English immersion assistant</text:p>
      <text:p text:style-name="P276"/>
      <text:p text:style-name="P277">11.11.2025</text:p>
      <text:p text:style-name="P278"/>
      <text:p text:style-name="P279">Received feedback from the English immersion assistant. Took a look at his corrections and comments. Started refining the whole work based on his feedback.</text:p>
      <text:p text:style-name="P280"/>
      <text:p text:style-name="P281">15.11.2025</text:p>
      <text:p text:style-name="P282"/>
      <text:p text:style-name="P283">Started making a glossary section. Still reviewing the work and polishing it.</text:p>
      <text:p text:style-name="P284"/>
      <text:p text:style-name="P285">17.11.2025</text:p>
      <text:p text:style-name="P286"/>
      <text:p text:style-name="P287">Finished polishing the whole text, finished the glossary. Started creating illustrations for the work.</text:p>
      <text:p text:style-name="P288"/>
      <text:p text:style-name="P289">22.11.2025</text:p>
      <text:p text:style-name="P290"/>
      <text:p text:style-name="P291">Finished creating all illustrations. Imported them into the document. Added the title page and a bibliography. Reviewed the whole document. Checked if the style is right. Corrected the place of some references.</text:p>
      <text:p text:style-name="P292"/>
      <text:p text:style-name="P293">24.11.2025</text:p>
      <text:p text:style-name="P294"/>
      <text:p text:style-name="P295">Printed 3 times on high-definition paper with best printer settings<text:s/>at home.</text:p>
      <text:p text:style-name="P296"/>
      <text:p text:style-name="P297">25.11.2025</text:p>
      <text:p text:style-name="P298"/>
      <text:p text:style-name="Standard"><text:span text:style-name="T299">Made holes and bound each exemplary of my maturity pap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Normal" style:display-name="Normal" style:family="paragraph">
      <style:text-properties fo:language="en" fo:country="U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style:text-properties style:font-name="Aptos Display" style:font-name-asian="Times New Roman" style:font-name-complex="Mangal" fo:color="#0F4761"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Überschrift5Zchn" style:display-name="Überschrift 5 Zchn" style:family="text" style:parent-style-name="Absatz-Standardschriftart">
      <style:text-properties style:font-name="Aptos Display" style:font-name-asian="Times New Roman" style:font-name-complex="Mangal" fo:color="#0F4761" style:font-size-complex="10.5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egor Ivanov (KZN)</dc:creator>
    <meta:creation-date>2025-05-17T10:19:00Z</meta:creation-date>
    <dc:date>2025-11-27T18:45:00Z</dc:date>
    <meta:template xlink:href="Normal.dotm" xlink:type="simple"/>
    <meta:editing-cycles>33</meta:editing-cycles>
    <meta:editing-duration>PT0S</meta:editing-duration>
    <meta:document-statistic meta:page-count="7" meta:paragraph-count="34" meta:word-count="2582" meta:character-count="17267" meta:row-count="122" meta:non-whitespace-character-count="14719"/>
  </office:meta>
</office:document-meta>
</file>